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19aeb" officeooo:paragraph-rsid="00019aeb"/>
    </style:style>
    <style:style style:name="P2" style:family="paragraph" style:parent-style-name="Standard">
      <style:text-properties fo:language="en" fo:country="US" fo:font-weight="bold" officeooo:rsid="00019aeb" officeooo:paragraph-rsid="00019aeb" style:font-weight-asian="bold" style:font-weight-complex="bold"/>
    </style:style>
    <style:style style:name="T1" style:family="text">
      <style:text-properties officeooo:rsid="00025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ts</text:p>
      <text:p text:style-name="P1">color</text:p>
      <text:p text:style-name="P1">styling</text:p>
      <text:p text:style-name="P1">makeup</text:p>
      <text:p text:style-name="P1">nail services</text:p>
      <text:p text:style-name="P1">ed<text:span text:style-name="T1">g</text:span>y hair</text:p>
      <text:p text:style-name="P1">on-trends cuts</text:p>
      <text:p text:style-name="P1"/>
      <text:p text:style-name="P1">edgy custom coloring techniques</text:p>
      <text:p text:style-name="P1">a “treat yourself” environment</text:p>
      <text:p text:style-name="P1"/>
      <text:p text:style-name="P1">#F923AC</text:p>
      <text:p text:style-name="P1">#F9DB23</text:p>
      <text:p text:style-name="P2">#23F970</text:p>
      <text:p text:style-name="P1">#2341F9</text:p>
      <text:p text:style-name="P1"/>
      <text:p text:style-name="P1">#F87707</text:p>
      <text:p text:style-name="P1">#0FF807</text:p>
      <text:p text:style-name="P1">#0788F8</text:p>
      <text:p text:style-name="P1">#F007F8</text:p>
      <text:p text:style-name="P1"/>
      <text:p text:style-name="P1">#EFA249</text:p>
      <text:p text:style-name="P1">#49EF4F</text:p>
      <text:p text:style-name="P1">#4995EF</text:p>
      <text:p text:style-name="P1">#EF49E8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bg" fo:country="B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8T11:08:16.107000000</dc:date>
    <meta:editing-duration>PT16M55S</meta:editing-duration>
    <meta:editing-cycles>1</meta:editing-cycles>
    <meta:document-statistic meta:table-count="0" meta:image-count="0" meta:object-count="0" meta:page-count="1" meta:paragraph-count="21" meta:word-count="30" meta:character-count="203" meta:non-whitespace-character-count="194"/>
    <meta:generator>LibreOffice/7.2.5.2$Windows_X86_64 LibreOffice_project/499f9727c189e6ef3471021d6132d4c694f357e5</meta:generator>
  </office:meta>
</office:document-meta>
</file>